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3fb4"/>
    </style:style>
    <style:style style:name="P2" style:family="paragraph" style:parent-style-name="Standard">
      <style:text-properties officeooo:rsid="001f3fb4" officeooo:paragraph-rsid="001f3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k to HW:</text:p>
      <text:p text:style-name="P2"/>
      <text:p text:style-name="P1">https://github.com/YazanMTRW/Applied_Matrix_Theory_H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Helvetica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Helvetica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23:56:28.438576427</meta:creation-date>
    <dc:date>2026-02-05T23:56:59.964915833</dc:date>
    <meta:editing-duration>PT32S</meta:editing-duration>
    <meta:editing-cycles>1</meta:editing-cycles>
    <meta:document-statistic meta:table-count="0" meta:image-count="0" meta:object-count="0" meta:page-count="1" meta:paragraph-count="2" meta:word-count="4" meta:character-count="64" meta:non-whitespace-character-count="62"/>
    <meta:generator>LibreOffice/24.2.7.2$Linux_X86_64 LibreOffice_project/420$Build-2</meta:generator>
  </office:meta>
</office:document-meta>
</file>